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20000021EF9A5C911F1038AF2.png" manifest:media-type="image/png"/>
  <manifest:file-entry manifest:full-path="Pictures/1000020100000310000002169304632D30C2DC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342a06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7" style:family="graphic" style:parent-style-name="standard">
      <style:graphic-properties svg:stroke-width="0.035cm" svg:stroke-color="#342a06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342a06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81cm" fo:min-width="0.771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4.3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8cm" svg:y1="9.255cm" svg:x2="3.413cm" svg:y2="10.144cm">
          <text:p/>
        </draw:line>
        <draw:frame draw:style-name="gr2" draw:text-style-name="P2" draw:layer="layout" svg:width="1.016cm" svg:height="0.962cm" svg:x="4.683cm" svg:y="9.563cm">
          <draw:text-box>
            <text:p>A</text:p>
          </draw:text-box>
        </draw:frame>
        <draw:g>
          <draw:line draw:style-name="gr3" draw:text-style-name="P1" draw:layer="layout" svg:x1="5.318cm" svg:y1="9.255cm" svg:x2="5.318cm" svg:y2="7.223cm">
            <text:p/>
          </draw:line>
          <draw:line draw:style-name="gr3" draw:text-style-name="P1" draw:layer="layout" svg:x1="5.318cm" svg:y1="9.256cm" svg:x2="5.318cm" svg:y2="7.224cm">
            <text:p/>
          </draw:line>
          <draw:line draw:style-name="gr4" draw:text-style-name="P1" draw:layer="layout" svg:x1="5.318cm" svg:y1="9.255cm" svg:x2="6.969cm" svg:y2="10.271cm">
            <text:p/>
          </draw:line>
          <draw:line draw:style-name="gr5" draw:text-style-name="P1" draw:layer="layout" svg:x1="5.318cm" svg:y1="9.255cm" svg:x2="12.938cm" svg:y2="5.191cm">
            <text:p/>
          </draw:line>
          <draw:line draw:style-name="gr5" draw:text-style-name="P1" draw:layer="layout" svg:x1="5.318cm" svg:y1="9.255cm" svg:x2="10.398cm" svg:y2="8.239cm">
            <text:p/>
          </draw:line>
        </draw:g>
        <draw:frame draw:style-name="gr6" draw:text-style-name="P4" draw:layer="layout" svg:width="4.318cm" svg:height="1.17cm" svg:x="3.159cm" svg:y="10.906cm">
          <draw:text-box>
            <text:p text:style-name="P3">三轴相交简化</text:p>
          </draw:text-box>
        </draw:frame>
        <draw:line draw:style-name="gr5" draw:text-style-name="P1" draw:layer="layout" svg:x1="10.779cm" svg:y1="8.112cm" svg:x2="12.938cm" svg:y2="5.191cm">
          <text:p/>
        </draw:line>
        <draw:custom-shape draw:style-name="gr7" draw:text-style-name="P5" draw:layer="layout" svg:width="0.381cm" svg:height="0.381cm" svg:x="10.39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16cm" svg:height="0.962cm" svg:x="13.065cm" svg:y="4.61cm">
          <draw:text-box>
            <text:p>B</text:p>
          </draw:text-box>
        </draw:frame>
        <draw:frame draw:style-name="gr2" draw:text-style-name="P2" draw:layer="layout" svg:width="1.016cm" svg:height="0.962cm" svg:x="11.16cm" svg:y="7.912cm">
          <draw:text-box>
            <text:p>C</text:p>
          </draw:text-box>
        </draw:frame>
        <draw:line draw:style-name="gr5" draw:text-style-name="P1" draw:layer="layout" svg:x1="6.715cm" svg:y1="9.001cm" svg:x2="7.477cm" svg:y2="8.112cm">
          <text:p/>
        </draw:line>
        <draw:line draw:style-name="gr5" draw:text-style-name="P1" draw:layer="layout" svg:x1="7.604cm" svg:y1="8.747cm" svg:x2="8.62cm" svg:y2="7.477cm">
          <text:p/>
        </draw:line>
        <draw:line draw:style-name="gr5" draw:text-style-name="P1" draw:layer="layout" svg:x1="8.493cm" svg:y1="8.62cm" svg:x2="9.636cm" svg:y2="6.969cm">
          <text:p/>
        </draw:line>
        <draw:line draw:style-name="gr5" draw:text-style-name="P1" draw:layer="layout" svg:x1="9.255cm" svg:y1="8.493cm" svg:x2="10.525cm" svg:y2="6.461cm">
          <text:p/>
        </draw:line>
        <draw:frame draw:style-name="gr6" draw:text-style-name="P4" draw:layer="layout" svg:width="3.556cm" svg:height="1.17cm" svg:x="13.7cm" svg:y="4.302cm">
          <draw:text-box>
            <text:p text:style-name="P3">腕部位置</text:p>
          </draw:text-box>
        </draw:frame>
        <draw:custom-shape draw:style-name="gr8" draw:text-style-name="P6" draw:layer="layout" svg:width="0.205cm" svg:height="0.254cm" svg:x="12.81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048cm" svg:height="1.17cm" svg:x="8.747cm" svg:y="8.493cm">
          <draw:text-box>
            <text:p text:style-name="P3">肘关节</text:p>
          </draw:text-box>
        </draw:frame>
        <draw:line draw:style-name="gr5" draw:text-style-name="P1" draw:layer="layout" svg:x1="10.144cm" svg:y1="8.239cm" svg:x2="11.922cm" svg:y2="5.699cm">
          <text:p/>
        </draw:line>
        <draw:g>
          <draw:custom-shape draw:style-name="gr9" draw:text-style-name="P5" draw:layer="layout" svg:width="1.27cm" svg:height="1.016cm" draw:transform="rotate (-1.5707963267949) translate (2.27cm 3.921cm)">
            <text:p/>
            <draw:enhanced-geometry svg:viewBox="0 0 88 21600" draw:glue-points="44 ?f6 44 0 0 10800 44 21600 88 10800" draw:text-areas="0 ?f6 88 ?f3" draw:type="can" draw:modifiers="4035.39823008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0" draw:text-style-name="P1" draw:layer="layout" svg:x1="2.143cm" svg:y1="4.556cm" svg:x2="2.778cm" svg:y2="4.556cm">
            <text:p/>
          </draw:line>
          <draw:custom-shape draw:style-name="gr11" draw:text-style-name="P5" draw:layer="layout" svg:width="1.27cm" svg:height="1.27cm" svg:x="2.778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27cm" svg:height="1.016cm" draw:transform="rotate (-3.14159265358979) translate (4.048cm 6.842cm)">
            <text:p/>
            <draw:enhanced-geometry svg:viewBox="0 0 88 21600" draw:glue-points="44 ?f6 44 0 0 10800 44 21600 88 10800" draw:text-areas="0 ?f6 88 ?f3" draw:type="can" draw:modifiers="4035.39823008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0" draw:text-style-name="P1" draw:layer="layout" svg:x1="3.413cm" svg:y1="5.826cm" svg:x2="3.413cm" svg:y2="5.191cm">
            <text:p/>
          </draw:line>
          <draw:line draw:style-name="gr3" draw:text-style-name="P1" draw:layer="layout" svg:x1="3.413cm" svg:y1="4.556cm" svg:x2="5.572cm" svg:y2="4.556cm">
            <text:p/>
          </draw:line>
          <draw:line draw:style-name="gr1" draw:text-style-name="P1" draw:layer="layout" svg:x1="3.413cm" svg:y1="4.556cm" svg:x2="3.413cm" svg:y2="6.461cm">
            <text:p/>
          </draw:line>
          <draw:line draw:style-name="gr4" draw:text-style-name="P1" draw:layer="layout" svg:x1="3.413cm" svg:y1="4.556cm" svg:x2="5.191cm" svg:y2="3.286cm">
            <text:p/>
          </draw:line>
          <draw:frame draw:style-name="gr2" draw:text-style-name="P7" draw:layer="layout" svg:width="1.016cm" svg:height="0.962cm" svg:x="3.413cm" svg:y="4.556cm">
            <draw:text-box>
              <text:p><text:span text:style-name="T1">A</text:span></text:p>
            </draw:text-box>
          </draw:frame>
        </draw:g>
        <draw:frame draw:style-name="gr12" draw:text-style-name="P5" draw:layer="layout" svg:width="9.179cm" svg:height="6.252cm" svg:x="1.254cm" svg:y="12.401cm">
          <draw:image xlink:href="Pictures/1000020100000310000002169304632D30C2DC28.png" xlink:type="simple" xlink:show="embed" xlink:actuate="onLoad" loext:mime-type="image/png">
            <text:p/>
          </draw:image>
        </draw:frame>
        <draw:frame draw:style-name="gr13" draw:text-style-name="P2" draw:layer="layout" svg:width="8.128cm" svg:height="4.572cm" svg:x="10.779cm" svg:y="13.065cm">
          <draw:text-box>
            <text:p>上面的推导是以左臂为基准的，左臂和右臂的唯一差异是两者J0方向相反，我已经在程序里写好了 </text:p>
          </draw:text-box>
        </draw:frame>
      </draw:page>
      <draw:page draw:name="page2" draw:style-name="dp1" draw:master-page-name="Default">
        <draw:frame draw:style-name="gr14" draw:text-style-name="P8" draw:layer="layout" svg:width="9.779cm" svg:height="2.089cm" svg:x="2.27cm" svg:y="16.24cm">
          <draw:text-box>
            <text:p>原来如此，手动给的 xyz 和 设置的完全相反的。</text:p>
          </draw:text-box>
        </draw:frame>
        <draw:frame draw:style-name="gr15" draw:text-style-name="P3" draw:layer="layout" svg:width="18.999cm" svg:height="10.358cm" svg:x="1.508cm" svg:y="4.429cm">
          <draw:image xlink:href="Pictures/10000201000003E20000021EF9A5C911F1038AF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0T17:50:33.071275565</meta:creation-date>
    <dc:date>2025-10-13T20:55:01.847101647</dc:date>
    <meta:editing-duration>PT11H47M52S</meta:editing-duration>
    <meta:editing-cycles>17</meta:editing-cycles>
    <meta:generator>LibreOffice/6.4.7.2$Linux_X86_64 LibreOffice_project/40$Build-2</meta:generator>
    <meta:document-statistic meta:object-count="35"/>
  </office:meta>
</office:document-meta>
</file>